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Standard">
      <style:paragraph-properties fo:margin-top="0in" fo:margin-bottom="0in" fo:text-align="start" style:justify-single-word="false"/>
    </style:style>
    <style:style style:name="P6" style:family="paragraph" style:parent-style-name="Standard">
      <style:paragraph-properties fo:margin-top="0in" fo:margin-bottom="0in" style:line-height-at-least="0.0693in">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2pt" style:text-underline-style="none" fo:font-weight="normal" style:font-size-asian="12pt" style:font-weight-asian="normal" style:font-size-complex="12pt" style:font-weight-complex="normal"/>
    </style:style>
    <style:style style:name="P7" style:family="paragraph" style:parent-style-name="Standard" style:master-page-name="Standard">
      <style:paragraph-properties fo:margin-top="0in" fo:margin-bottom="0in" style:page-number="auto"/>
    </style:style>
    <style:style style:name="P8" style:family="paragraph" style:parent-style-name="Standard" style:list-style-name="L2">
      <style:paragraph-properties fo:margin-left="0.5in" fo:margin-right="0in" fo:margin-top="0in" fo:margin-bottom="0in" style:line-height-at-least="0.0693in" fo:text-indent="-0.5063in" style:auto-text-indent="false">
        <style:tab-stops>
          <style:tab-stop style:position="0.248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style:list-style-name="L3">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style:list-style-name="L4">
      <style:paragraph-properties fo:margin-left="0.5in" fo:margin-right="0in" fo:margin-top="0in" fo:margin-bottom="0in" style:line-height-at-least="0.0693in" fo:text-indent="-0.5063in" style:auto-text-indent="false">
        <style:tab-stops>
          <style:tab-stop style:position="0.238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list-style-name="L2">
      <style:paragraph-properties fo:margin-left="0.5in" fo:margin-right="0in" fo:margin-top="0in" fo:margin-bottom="0in" style:line-height-at-least="0.0693in" fo:text-indent="-0.5063in" style:auto-text-indent="false">
        <style:tab-stops>
          <style:tab-stop style:position="0.248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 style:family="paragraph" style:parent-style-name="Standard" style:list-style-name="L5">
      <style:paragraph-properties fo:margin-left="0.5in" fo:margin-right="0in" fo:margin-top="0in" fo:margin-bottom="0in" style:line-height-at-least="0.0693in" fo:text-indent="-0.5063in" style:auto-text-indent="false">
        <style:tab-stops>
          <style:tab-stop style:position="0.2283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list-style-name="L6">
      <style:paragraph-properties fo:margin-left="0.5in" fo:margin-right="0in" fo:margin-top="0in" fo:margin-bottom="0in" style:line-height-at-least="0.0693in" fo:text-indent="-0.5063in" style:auto-text-indent="false">
        <style:tab-stops>
          <style:tab-stop style:position="0.238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color="#000000" style:font-name-asian="Times New Roman1" style:font-name-complex="Times New Roman1"/>
    </style:style>
    <style:style style:name="T3" style:family="text">
      <style:text-properties fo:color="#000000" fo:font-size="14pt" style:font-name-asian="Times New Roman1" style:font-size-asian="14pt" style:font-name-complex="Times New Roman1" style:font-size-complex="14pt"/>
    </style:style>
    <style:style style:name="T4" style:family="text">
      <style:text-properties fo:color="#000000" fo:font-size="14pt" style:text-underline-style="solid" style:text-underline-width="auto" style:text-underline-color="font-color" style:font-name-asian="Times New Roman1" style:font-size-asian="14pt" style:font-name-complex="Times New Roman1" style:font-size-complex="14pt"/>
    </style:style>
    <style:style style:name="T5" style:family="text">
      <style:text-properties fo:color="#000000"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6" style:family="text">
      <style:text-properties fo:color="#000000" fo:font-size="14pt" style:text-underline-style="none" fo:font-weight="normal" style:font-name-asian="Times New Roman1" style:font-size-asian="14pt" style:font-weight-asian="normal" style:font-name-complex="Times New Roman1" style:font-size-complex="14pt" style:font-weight-complex="normal"/>
    </style:style>
    <style:style style:name="T7" style:family="text">
      <style:text-properties fo:color="#000000" style:text-underline-style="solid" style:text-underline-width="auto" style:text-underline-color="font-color" fo:font-weight="bold" style:font-name-asian="Times New Roman1" style:font-weight-asian="bold" style:font-name-complex="Times New Roman1"/>
    </style:style>
    <style:style style:name="T8" style:family="text">
      <style:text-properties fo:color="#000000" style:text-underline-style="none" fo:font-weight="normal" style:font-name-asian="Times New Roman1" style:font-weight-asian="normal" style:font-name-complex="Times New Roman1"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leb Tebbe</text:p>
      <text:p text:style-name="P1">Zachary Kaplan</text:p>
      <text:p text:style-name="P1">CS 314, Prof. Sudipto Ghosh</text:p>
      <text:p text:style-name="P1">Project 1</text:p>
      <text:p text:style-name="P1"/>
      <text:p text:style-name="P2"><text:span text:style-name="T1">CS 314 – Project 1: </text:span></text:p>
      <text:p text:style-name="P5"><text:span text:style-name="T6"/></text:p>
      <text:p text:style-name="P5"><text:span text:style-name="T1">Phase 2 Additional Test Cases</text:span></text:p>
      <text:p text:style-name="P2"/>
      <text:p text:style-name="P3"><text:span text:style-name="T5">Testcase B1001</text:span></text:p>
      <text:p text:style-name="P3"><text:span text:style-name="T2">System: Simple Chat <text:s text:c="14"/></text:span></text:p>
      <text:p text:style-name="P3"><text:span text:style-name="T2">Phase: 2</text:span></text:p>
      <text:p text:style-name="P3"><text:span text:style-name="T2">Description: Redundant use of #login</text:span></text:p>
      <text:p text:style-name="P3"/>
      <text:p text:style-name="P3"><text:span text:style-name="T7">Rationale:</text:span><text:span text:style-name="T2"> Test to see if client can log in twice.</text:span></text:p>
      <text:p text:style-name="P3"/>
      <text:p text:style-name="P3"><text:span text:style-name="T7">Instructions:</text:span></text:p>
      <text:p text:style-name="P3"><text:span text:style-name="T2">1. Start a server.</text:span></text:p>
      <text:p text:style-name="P3"><text:span text:style-name="T2">2. Begin a client.</text:span></text:p>
      <text:p text:style-name="P3"><text:span text:style-name="T2">3. Type #login in client.</text:span></text:p>
      <text:p text:style-name="P3"/>
      <text:p text:style-name="P3"><text:span text:style-name="T7">Expected results:</text:span></text:p>
      <text:p text:style-name="P3"><text:span text:style-name="T2">1. Client will inform already logged in and not attempt to log in again.</text:span></text:p>
      <text:p text:style-name="P3"/>
      <text:p text:style-name="P3"><text:span text:style-name="T7">Cleanup:</text:span></text:p>
      <text:list xml:id="list1505949799" text:style-name="L5">
        <text:list-item>
          <text:p text:style-name="P12"><text:span text:style-name="T2">Hit CTRL+C to kill any remaining clients/servers.</text:span></text:p>
        </text:list-item>
      </text:list>
      <text:p text:style-name="P3"><text:span text:style-name="T2"/></text:p>
      <text:p text:style-name="P3"><text:span text:style-name="T5">Testcase B1002</text:span></text:p>
      <text:p text:style-name="P3"><text:span text:style-name="T2">System: Simple Chat <text:s text:c="14"/></text:span></text:p>
      <text:p text:style-name="P3"><text:span text:style-name="T2">Phase: 2</text:span></text:p>
      <text:p text:style-name="P3"><text:span text:style-name="T2">Description: Illegal command.</text:span></text:p>
      <text:p text:style-name="P3"/>
      <text:p text:style-name="P3"><text:span text:style-name="T7">Rationale:</text:span><text:span text:style-name="T2"> Test to see if client can handle an illegal command.</text:span></text:p>
      <text:p text:style-name="P3"/>
      <text:p text:style-name="P3"><text:span text:style-name="T7">Instructions:</text:span></text:p>
      <text:p text:style-name="P3"><text:span text:style-name="T2">1. Start a server.</text:span></text:p>
      <text:p text:style-name="P3"><text:span text:style-name="T2">2. Begin a client.</text:span></text:p>
      <text:p text:style-name="P3"><text:span text:style-name="T2">3. Type #illegalcommand in client.</text:span></text:p>
      <text:p text:style-name="P3"/>
      <text:p text:style-name="P3"><text:span text:style-name="T7">Expected results:</text:span></text:p>
      <text:p text:style-name="P3"><text:span text:style-name="T2">1. Client will inform command is not valid and continue to work as normal.</text:span></text:p>
      <text:p text:style-name="P3"/>
      <text:p text:style-name="P3"><text:span text:style-name="T7">Cleanup:</text:span></text:p>
      <text:list xml:id="list364481990" text:style-name="L6">
        <text:list-item>
          <text:p text:style-name="P13"><text:span text:style-name="T2">Hit CTRL+C to kill any remaining clients/servers.</text:span></text:p>
        </text:list-item>
      </text:list>
      <text:p text:style-name="P3"><text:span text:style-name="T5"/></text:p>
      <text:p text:style-name="P3"><text:span text:style-name="T5">Testcase B1003</text:span></text:p>
      <text:p text:style-name="P3"><text:span text:style-name="T2">System: Simple Chat <text:s text:c="14"/></text:span></text:p>
      <text:p text:style-name="P3"><text:soft-page-break/><text:span text:style-name="T2">Phase: 2</text:span></text:p>
      <text:p text:style-name="P3"><text:span text:style-name="T2">Description: Poorly formated command.</text:span></text:p>
      <text:p text:style-name="P3"/>
      <text:p text:style-name="P3"><text:span text:style-name="T7">Rationale:</text:span><text:span text:style-name="T2"> Test to see if client can handle a command with space before or after the command. As long as #command arg is satisfied the client should parse the command. By equivalence testing since every command is parsed the same way to strip the arg and command it will work for all commands with strange whitespacing.</text:span></text:p>
      <text:p text:style-name="P3"/>
      <text:p text:style-name="P3"><text:span text:style-name="T7">Instructions:</text:span></text:p>
      <text:p text:style-name="P3"><text:span text:style-name="T2">1. Start a server.</text:span></text:p>
      <text:p text:style-name="P3"><text:span text:style-name="T2">2. Begin a client.</text:span></text:p>
      <text:p text:style-name="P3"><text:span text:style-name="T2">3. Use #logoff in the client.</text:span></text:p>
      <text:p text:style-name="P3"><text:span text:style-name="T2">3. (Use _ to indicate whitespace.) Type ___#setport____5555____ in client.</text:span></text:p>
      <text:p text:style-name="P3"/>
      <text:p text:style-name="P3"><text:span text:style-name="T7">Expected results:</text:span></text:p>
      <text:p text:style-name="P3"><text:span text:style-name="T2">1. Client will execute the command as normal and change the port to 5555.</text:span></text:p>
      <text:p text:style-name="P3"/>
      <text:p text:style-name="P3"><text:span text:style-name="T7">Cleanup:</text:span></text:p>
      <text:p text:style-name="P6"><text:span text:style-name="T2">1. Hit CTRL+C to kill any remaining clients/ser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WenQuanYi Zen Hei Sharp" style:font-size-asian="11pt" style:language-asian="ja" style:country-asian="JP"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harp" style:font-size-asian="14pt" style:font-name-complex="Lohit Devanagari1"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style>
    <style:style style:name="HTML_20_Preformatted" style:display-name="HTML Preformatted" style:family="paragraph" style:parent-style-name="Standard" style:default-outline-level="">
      <style:paragraph-properties fo:margin-top="0in" fo:margin-bottom="0in" style:line-height-at-least="0.069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2:39:00</meta:creation-date>
    <meta:initial-creator>techdesk</meta:initial-creator>
    <dc:creator>caleb </dc:creator>
    <dc:date>2013-03-11T17:43:00</dc:date>
    <meta:editing-cycles>3</meta:editing-cycles>
    <meta:editing-duration>PT55S</meta:editing-duration>
    <meta:generator>LibreOffice/3.5$Linux_X86_64 LibreOffice_project/350m1$Build-2</meta:generator>
    <meta:document-statistic meta:table-count="0" meta:image-count="0" meta:object-count="0" meta:page-count="2" meta:paragraph-count="46" meta:word-count="259" meta:character-count="1569" meta:non-whitespace-character-count="1312"/>
    <meta:template xlink:type="simple" xlink:actuate="onRequest" xlink:title="Normal" xlink:href=""/>
  </office:meta>
</office:document-meta>
</file>